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c22ff" officeooo:paragraph-rsid="00cc22ff"/>
    </style:style>
    <style:style style:name="P5" style:family="paragraph" style:parent-style-name="Standard">
      <style:text-properties fo:font-size="18pt" officeooo:rsid="00ccf1e5" officeooo:paragraph-rsid="00ccf1e5"/>
    </style:style>
    <style:style style:name="P6" style:family="paragraph" style:parent-style-name="Standard">
      <style:text-properties fo:font-size="18pt" officeooo:rsid="00c4ee73" officeooo:paragraph-rsid="00c4ee73"/>
    </style:style>
    <style:style style:name="P7" style:family="paragraph" style:parent-style-name="Standard">
      <style:text-properties officeooo:paragraph-rsid="00c4ee73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6f3d" officeooo:paragraph-rsid="00cde63e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cde63e" officeooo:paragraph-rsid="00cde63e"/>
    </style:style>
    <style:style style:name="P10" style:family="paragraph" style:parent-style-name="Standard">
      <style:text-properties fo:font-size="18pt" officeooo:rsid="00ccf1e5" officeooo:paragraph-rsid="00cde63e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b104b"/>
    </style:style>
    <style:style style:name="T5" style:family="text">
      <style:text-properties fo:font-size="18pt" officeooo:rsid="00cc22ff"/>
    </style:style>
    <style:style style:name="T6" style:family="text">
      <style:text-properties fo:font-size="18pt" officeooo:rsid="00cde63e"/>
    </style:style>
    <style:style style:name="T7" style:family="text">
      <style:text-properties officeooo:rsid="00c7f395"/>
    </style:style>
    <style:style style:name="T8" style:family="text">
      <style:text-properties officeooo:rsid="005e3d2e"/>
    </style:style>
    <style:style style:name="T9" style:family="text">
      <style:text-properties officeooo:rsid="00cde6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Translations –</text:span> <text:span text:style-name="T8">Rotations</text:span></text:p>
      <text:p text:style-name="Standard"/>
      <text:p text:style-name="P3"><text:span text:style-name="T1">Exercices du livre : pages </text:span><text:span text:style-name="T6">204</text:span><text:span text:style-name="T2">-</text:span><text:span text:style-name="T6">209</text:span></text:p>
      <text:p text:style-name="P3"/>
      <text:p text:style-name="P9">Translations</text:p>
      <text:p text:style-name="P9">oral : 5, 7</text:p>
      <text:p text:style-name="P9">quadrillages : 14, 15, 16</text:p>
      <text:p text:style-name="P9">sans quadrillage : 18</text:p>
      <text:p text:style-name="Standard"/>
      <text:p text:style-name="Standard"/>
      <text:p text:style-name="P9">Rotations</text:p>
      <text:p text:style-name="P9">oral : 6, 8, 9</text:p>
      <text:p text:style-name="P9">11, 13, 19, 20, 21, 22, 25</text:p>
      <text:p text:style-name="P9">26, 27</text:p>
      <text:p text:style-name="P9">33, 36, 38, 43</text:p>
      <text:p text:style-name="P9"/>
      <text:p text:style-name="P9"/>
      <text:p text:style-name="P9">Pb ouverts :</text:p>
      <text:p text:style-name="P10">4<text:span text:style-name="T9">1, 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0M47S</meta:editing-duration>
    <meta:editing-cycles>158</meta:editing-cycles>
    <meta:generator>LibreOffice/7.1.4.2$Linux_X86_64 LibreOffice_project/10$Build-2</meta:generator>
    <meta:initial-creator>Véronique et Thibaud FONTANET</meta:initial-creator>
    <dc:date>2021-07-09T19:46:46.331123754</dc:date>
    <meta:print-date>2021-01-04T09:36:06.738044778</meta:print-date>
    <meta:document-statistic meta:table-count="0" meta:image-count="0" meta:object-count="0" meta:page-count="1" meta:paragraph-count="13" meta:word-count="46" meta:character-count="214" meta:non-whitespace-character-count="180"/>
  </office:meta>
</office:document-meta>
</file>